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198cm" fo:min-width="1.9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198cm" fo:min-width="3.9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198cm" fo:min-width="5.698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bf0041" draw:marker-start-width="0.279cm" draw:marker-end-width="0.279cm" svg:stroke-opacity="100%" draw:fill="none" draw:textarea-horizontal-align="justify" draw:textarea-vertical-align="middle" draw:auto-grow-height="false" fo:min-height="1.198cm" fo:min-width="1.94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448cm" fo:min-width="2.69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448cm" fo:min-width="1.4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948cm" fo:min-width="26.19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svg:stroke-width="0.053cm" svg:stroke-color="#bf0041" draw:marker-start-width="0.279cm" draw:marker-end-width="0.279cm" svg:stroke-opacity="100%" draw:fill="none" draw:textarea-horizontal-align="justify" draw:textarea-vertical-align="middle" draw:auto-grow-height="false" fo:min-height="1.17cm" fo:min-width="1.9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0.948cm" fo:min-width="2.19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0.948cm" fo:min-width="1.19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font-size="13pt"/>
    </style:style>
    <style:style style:name="P2" style:family="paragraph">
      <loext:graphic-properties draw:fill="none"/>
      <style:paragraph-properties fo:text-align="center" style:writing-mode="lr-tb"/>
      <style:text-properties fo:font-size="13pt"/>
    </style:style>
    <style:style style:name="P3" style:family="paragraph">
      <loext:graphic-properties draw:fill="none"/>
      <style:paragraph-properties fo:text-align="center"/>
      <style:text-properties fo:font-size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/>
      <style:paragraph-properties fo:text-align="center" style:writing-mode="lr-tb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 style:writing-mode="lr-tb"/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3pt"/>
    </style:style>
    <style:style style:name="T2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cm" svg:height="1.5cm" svg:x="11.5cm" svg:y="6.889cm">
          <text:p text:style-name="P1"><text:span text:style-name="T1">B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.5cm" svg:height="1.5cm" svg:x="21cm" svg:y="6.889cm">
          <text:p text:style-name="P1"><text:span text:style-name="T1">E-comme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6.25cm" svg:height="1.5cm" svg:x="14.5cm" svg:y="4.139cm">
          <text:p text:style-name="P1"><text:span text:style-name="T1">Applicazioni Cubo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7.625cm" svg:y1="5.639cm" svg:x2="12.75cm" svg:y2="6.889cm" draw:end-shape="id1" draw:end-glue-point="0" svg:d="M17625 5639l-4875 1250" svg:viewBox="0 0 4876 1251">
          <text:p/>
        </draw:connector>
        <draw:connector draw:style-name="gr4" draw:text-style-name="P3" draw:layer="layout" draw:type="line" svg:x1="17.625cm" svg:y1="5.639cm" svg:x2="23.25cm" svg:y2="6.889cm" draw:start-shape="id2" draw:start-glue-point="2" draw:end-shape="id3" draw:end-glue-point="0" svg:d="M17625 5639l5625 1250" svg:viewBox="0 0 5626 1251">
          <text:p/>
        </draw:connector>
        <draw:custom-shape draw:style-name="gr1" draw:text-style-name="P2" xml:id="id4" draw:id="id4" draw:layer="layout" svg:width="2.5cm" svg:height="1.5cm" svg:x="16.25cm" svg:y="6.889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7.625cm" svg:y1="5.639cm" svg:x2="17.5cm" svg:y2="6.889cm" draw:end-shape="id4" draw:end-glue-point="0" svg:d="M17625 5639l-125 1250" svg:viewBox="0 0 126 1251">
          <text:p/>
        </draw:connector>
        <draw:custom-shape draw:style-name="gr5" draw:text-style-name="P6" xml:id="id5" draw:id="id5" draw:layer="layout" svg:width="2.5cm" svg:height="1.5cm" svg:x="10.5cm" svg:y="9.889cm">
          <text:p text:style-name="P5"><text:span text:style-name="T2">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5cm" svg:height="1.5cm" svg:x="14cm" svg:y="9.889cm">
          <text:p text:style-name="P1"><text:span text:style-name="T1">Ut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2.75cm" svg:y1="8.389cm" svg:x2="11.75cm" svg:y2="9.889cm" draw:start-shape="id1" draw:start-glue-point="2" draw:end-shape="id5" draw:end-glue-point="0" svg:d="M12750 8389l-1000 1500" svg:viewBox="0 0 1001 1501">
          <text:p/>
        </draw:connector>
        <draw:connector draw:style-name="gr4" draw:text-style-name="P4" draw:layer="layout" draw:type="line" svg:x1="12.75cm" svg:y1="8.389cm" svg:x2="15.25cm" svg:y2="9.889cm" draw:start-shape="id1" draw:start-glue-point="2" draw:end-shape="id6" draw:end-glue-point="0" svg:d="M12750 8389l2500 1500" svg:viewBox="0 0 2501 1501">
          <text:p/>
        </draw:connector>
        <draw:custom-shape draw:style-name="gr6" draw:text-style-name="P2" xml:id="id7" draw:id="id7" draw:layer="layout" svg:width="3.25cm" svg:height="1.75cm" svg:x="5.75cm" svg:y="12.25cm">
          <text:p text:style-name="P1"><text:span text:style-name="T1">Settaggio</text:span></text:p>
          <text:p text:style-name="P1"><text:span text:style-name="T1">Impostazioni</text:span></text:p>
          <text:p text:style-name="P1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5cm" svg:height="1.5cm" svg:x="11.5cm" svg:y="14.25cm">
          <text:p text:style-name="P1"><text:span text:style-name="T1">Creazion</text:span><text:span text:style-name="T1">e </text:span></text:p>
          <text:p text:style-name="P1"><text:span text:style-name="T1">Artico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5cm" svg:height="1.5cm" svg:x="8cm" svg:y="14.25cm">
          <text:p text:style-name="P1"><text:span text:style-name="T1">Creazione </text:span></text:p>
          <text:p text:style-name="P1"><text:span text:style-name="T1">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1.75cm" svg:y1="11.389cm" svg:x2="7.375cm" svg:y2="12.25cm" draw:start-shape="id5" draw:start-glue-point="2" draw:end-shape="id7" draw:end-glue-point="0" svg:d="M11750 11389l-4375 861" svg:viewBox="0 0 4376 862">
          <text:p/>
        </draw:connector>
        <draw:connector draw:style-name="gr4" draw:text-style-name="P4" draw:layer="layout" draw:type="line" svg:x1="11.75cm" svg:y1="11.389cm" svg:x2="12.75cm" svg:y2="14.25cm" draw:start-shape="id5" draw:start-glue-point="2" draw:end-shape="id8" draw:end-glue-point="0" svg:d="M11750 11389l1000 2861" svg:viewBox="0 0 1001 2862">
          <text:p/>
        </draw:connector>
        <draw:connector draw:style-name="gr4" draw:text-style-name="P4" draw:layer="layout" draw:type="line" svg:x1="11.75cm" svg:y1="11.389cm" svg:x2="9.25cm" svg:y2="14.25cm" draw:start-shape="id5" draw:start-glue-point="2" draw:end-shape="id9" draw:end-glue-point="0" svg:d="M11750 11389l-2500 2861" svg:viewBox="0 0 2501 2862">
          <text:p/>
        </draw:connector>
        <draw:custom-shape draw:style-name="gr7" draw:text-style-name="P2" xml:id="id10" draw:id="id10" draw:layer="layout" svg:width="2cm" svg:height="1.75cm" svg:x="13.25cm" svg:y="12.2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1.75cm" svg:y1="11.389cm" svg:x2="14.25cm" svg:y2="12.25cm" draw:start-shape="id5" draw:start-glue-point="2" draw:end-shape="id10" draw:end-glue-point="0" svg:d="M11750 11389l2500 861" svg:viewBox="0 0 2501 862">
          <text:p/>
        </draw:connector>
        <draw:custom-shape draw:style-name="gr5" draw:text-style-name="P8" xml:id="id11" draw:id="id11" draw:layer="layout" svg:width="2.5cm" svg:height="1.5cm" svg:x="21.25cm" svg:y="9.889cm">
          <text:p text:style-name="P7"><text:span text:style-name="T3">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2.5cm" svg:height="1.5cm" svg:x="24cm" svg:y="9.889cm">
          <text:p text:style-name="P1"><text:span text:style-name="T1">Ut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23.25cm" svg:y1="8.389cm" svg:x2="22.5cm" svg:y2="9.889cm" draw:start-shape="id3" draw:start-glue-point="2" draw:end-shape="id11" draw:end-glue-point="0" svg:d="M23250 8389l-750 1500" svg:viewBox="0 0 751 1501">
          <text:p/>
        </draw:connector>
        <draw:connector draw:style-name="gr4" draw:text-style-name="P4" draw:layer="layout" draw:type="line" svg:x1="23.25cm" svg:y1="8.389cm" svg:x2="25.25cm" svg:y2="9.889cm" draw:start-shape="id3" draw:start-glue-point="2" draw:end-shape="id12" draw:end-glue-point="0" svg:d="M23250 8389l2000 1500" svg:viewBox="0 0 2001 1501">
          <text:p/>
        </draw:connector>
        <draw:custom-shape draw:style-name="gr6" draw:text-style-name="P2" xml:id="id13" draw:id="id13" draw:layer="layout" svg:width="3.25cm" svg:height="1.75cm" svg:x="17.75cm" svg:y="12.25cm">
          <text:p text:style-name="P1"><text:span text:style-name="T1">Settaggio</text:span></text:p>
          <text:p text:style-name="P1"><text:span text:style-name="T1">Impostazioni</text:span></text:p>
          <text:p text:style-name="P1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2.5cm" svg:height="1.5cm" svg:x="20cm" svg:y="14.25cm">
          <text:p text:style-name="P1"><text:span text:style-name="T1">Creazione</text:span></text:p>
          <text:p text:style-name="P1"><text:span text:style-name="T1">Catal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5cm" svg:height="1.5cm" svg:x="23.5cm" svg:y="14.25cm">
          <text:p text:style-name="P1"><text:span text:style-name="T1">Inserimento</text:span></text:p>
          <text:p text:style-name="P1"><text:span text:style-name="T1">Corrie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22.5cm" svg:y1="11.389cm" svg:x2="19.375cm" svg:y2="12.25cm" draw:start-shape="id11" draw:start-glue-point="2" draw:end-shape="id13" draw:end-glue-point="0" svg:d="M22500 11389l-3125 861" svg:viewBox="0 0 3126 862">
          <text:p/>
        </draw:connector>
        <draw:connector draw:style-name="gr4" draw:text-style-name="P4" draw:layer="layout" draw:type="line" svg:x1="22.5cm" svg:y1="11.389cm" svg:x2="21.25cm" svg:y2="14.25cm" draw:start-shape="id11" draw:start-glue-point="2" draw:end-shape="id14" draw:end-glue-point="0" svg:d="M22500 11389l-1250 2861" svg:viewBox="0 0 1251 2862">
          <text:p/>
        </draw:connector>
        <draw:connector draw:style-name="gr4" draw:text-style-name="P4" draw:layer="layout" draw:type="line" svg:x1="22.5cm" svg:y1="11.389cm" svg:x2="24.75cm" svg:y2="14.25cm" draw:start-shape="id11" draw:start-glue-point="2" draw:end-shape="id15" draw:end-glue-point="0" svg:d="M22500 11389l2250 2861" svg:viewBox="0 0 2251 2862">
          <text:p/>
        </draw:connector>
        <draw:custom-shape draw:style-name="gr7" draw:text-style-name="P2" xml:id="id16" draw:id="id16" draw:layer="layout" svg:width="2cm" svg:height="1.75cm" svg:x="25.5cm" svg:y="12.2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22.5cm" svg:y1="11.389cm" svg:x2="26.5cm" svg:y2="12.25cm" draw:start-shape="id11" draw:start-glue-point="2" draw:end-shape="id16" draw:end-glue-point="0" svg:d="M22500 11389l4000 861" svg:viewBox="0 0 4001 862">
          <text:p/>
        </draw:connector>
        <draw:custom-shape draw:style-name="gr8" draw:text-style-name="P4" draw:layer="layout" svg:width="26.75cm" svg:height="13.25cm" svg:x="1.5cm" svg:y="3.2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118cm" svg:height="0.962cm" svg:x="1.496cm" svg:y="2.29cm">
          <draw:text-box>
            <text:p text:style-name="P9"><text:span text:style-name="T4">Sito </text:span><text:span text:style-name="T4">web</text:span></text:p>
          </draw:text-box>
        </draw:frame>
        <draw:custom-shape draw:style-name="gr10" draw:text-style-name="P6" xml:id="id17" draw:id="id17" draw:layer="layout" svg:width="2.5cm" svg:height="1.5cm" svg:x="3cm" svg:y="4cm">
          <text:p text:style-name="P5"><text:span text:style-name="T2">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8" draw:id="id18" draw:layer="layout" svg:width="3.25cm" svg:height="1.75cm" svg:x="2.5cm" svg:y="6.25cm">
          <text:p text:style-name="P1"><text:span text:style-name="T1">Configurazioni</text:span></text:p>
          <text:p text:style-name="P1"><text:span text:style-name="T1">globa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4.25cm" svg:y1="5.5cm" svg:x2="4.125cm" svg:y2="6.25cm" draw:start-shape="id17" draw:start-glue-point="2" draw:end-shape="id18" draw:end-glue-point="0" svg:d="M4250 5500l-125 750" svg:viewBox="0 0 126 751">
          <text:p/>
        </draw:connector>
        <draw:custom-shape draw:style-name="gr11" draw:text-style-name="P2" xml:id="id19" draw:id="id19" draw:layer="layout" svg:width="2.75cm" svg:height="1.25cm" svg:x="6.75cm" svg:y="6.5cm">
          <text:p text:style-name="P1"><text:span text:style-name="T1">Informazioni</text:span></text:p>
          <text:p text:style-name="P1"><text:span text:style-name="T1">lega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20" draw:id="id20" draw:layer="layout" svg:width="1.75cm" svg:height="1.25cm" svg:x="2.25cm" svg:y="9.25cm">
          <text:p text:style-name="P1"><text:span text:style-name="T1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75cm" svg:y1="7.125cm" svg:x2="6.75cm" svg:y2="7.125cm" draw:start-shape="id18" draw:start-glue-point="1" draw:end-shape="id19" draw:end-glue-point="3" svg:d="M5750 7125h1000" svg:viewBox="0 0 1001 1">
          <text:p/>
        </draw:connector>
        <draw:connector draw:style-name="gr4" draw:text-style-name="P4" draw:layer="layout" draw:type="line" svg:x1="4.125cm" svg:y1="8cm" svg:x2="3.125cm" svg:y2="9.25cm" draw:start-shape="id18" draw:start-glue-point="2" draw:end-shape="id20" draw:end-glue-point="0" svg:d="M4125 8000l-1000 1250" svg:viewBox="0 0 1001 1251">
          <text:p/>
        </draw:connector>
        <draw:custom-shape draw:style-name="gr12" draw:text-style-name="P2" xml:id="id21" draw:id="id21" draw:layer="layout" svg:width="1.75cm" svg:height="1.25cm" svg:x="4.5cm" svg:y="9.5cm">
          <text:p text:style-name="P1"><text:span text:style-name="T1">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4.125cm" svg:y1="8cm" svg:x2="5.375cm" svg:y2="9.5cm" draw:start-shape="id18" draw:start-glue-point="2" draw:end-shape="id21" draw:end-glue-point="0" svg:d="M4125 8000l1250 1500" svg:viewBox="0 0 1251 1501">
          <text:p/>
        </draw:connector>
        <draw:custom-shape draw:style-name="gr12" draw:text-style-name="P2" xml:id="id22" draw:id="id22" draw:layer="layout" svg:width="1.75cm" svg:height="1.25cm" svg:x="6.5cm" svg:y="8.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4.125cm" svg:y1="8cm" svg:x2="6.5cm" svg:y2="9.125cm" draw:start-shape="id18" draw:start-glue-point="2" draw:end-shape="id22" draw:end-glue-point="3" svg:d="M4125 8000l2375 1125" svg:viewBox="0 0 2376 11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05T17:38:25.686685733</meta:creation-date>
    <dc:date>2021-07-09T12:22:22.426099005</dc:date>
    <meta:editing-duration>PT1M15S</meta:editing-duration>
    <meta:editing-cycles>1</meta:editing-cycles>
    <meta:document-statistic meta:object-count="44"/>
    <meta:generator>LibreOffice/7.1.4.2$MacOSX_X86_64 LibreOffice_project/a529a4fab45b75fefc5b6226684193eb000654f6</meta:generator>
  </office:meta>
</office:document-meta>
</file>